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.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getDOMImplementation( String v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VGDOMContentHandlerFactory.SVGDOMContentHandl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VGDOMContentHandlerFactory.create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startElement( String uri , String localName , String qName , Attributes at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VGDOMContentHandlerFactory.getSupported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setObjectBuiltListener( ObjectBuil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